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officeooo:rsid="00111d23" officeooo:paragraph-rsid="00111d23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22cdb" officeooo:paragraph-rsid="00122cdb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29676" officeooo:paragraph-rsid="00129676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29676" officeooo:paragraph-rsid="0014df44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29676" officeooo:paragraph-rsid="00167ca2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36969" officeooo:paragraph-rsid="00136969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67ca2" officeooo:paragraph-rsid="00167ca2" style:font-size-asian="12.25pt" style:font-size-complex="14pt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eeeeee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11d23" fo:background-color="#eeeeee" style:font-size-asian="14pt" style:font-size-complex="14pt"/>
    </style:style>
    <style:style style:name="T1" style:family="text">
      <style:text-properties officeooo:rsid="0014df44"/>
    </style:style>
    <style:style style:name="T2" style:family="text">
      <style:text-properties officeooo:rsid="001526a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tamento de Dados</text:h>
      <text:p text:style-name="P3">Var nome = window.alert(‘qual é o seu nome?’) - A variavel nome recebe o resultado do prompt que vai aparecer na janela, nesse prompt vai tá escrito ‘qual é o seu nome?’</text:p>
      <text:p text:style-name="P3">O nome vai ser guardado dentro da variavel<text:tab/>e tudo que for digitado no prompt vai ser jogado dentro de nome, substituindo o valor anterior</text:p>
      <text:p text:style-name="P3"/>
      <text:p text:style-name="P4">window.alert(‘É um prazer te conhecer, ’ + nome) - Vai concatenar a mensagem com a variavel nome</text:p>
      <text:p text:style-name="P4">__________________</text:p>
      <text:p text:style-name="P7">Para <text:span text:style-name="T1">pegar dois numeros d</text:span><text:span text:style-name="T2">e um usuario</text:span><text:span text:style-name="T1">, fazer a soma </text:span><text:span text:style-name="T2">entre eles</text:span><text:span text:style-name="T1"> e mostrar em uma janela na pagina digite:</text:span></text:p>
      <text:p text:style-name="P10">var n1 = Number(window.prompt('Digite um numero: '))</text:p>
      <text:p text:style-name="P9">var n2 = Number(window.prompt('Digite outro numero: '))</text:p>
      <text:p text:style-name="P9">var s = n1 + n2</text:p>
      <text:p text:style-name="P9">window.alert('A soma dos valores é ' + s)</text:p>
      <text:p text:style-name="P5">__________________</text:p>
      <text:p text:style-name="P8">Para colocar o valor das variaveis em algo digite:</text:p>
      <text:p text:style-name="P8">`${variavel}`</text:p>
      <text:p text:style-name="P8">Ex:</text:p>
      <text:p text:style-name="P8">`O aluno ${nome} com ${idade} anos tirou a nota ${nota}`</text:p>
      <text:p text:style-name="P8"><text:span text:style-name="T3">Obs: </text:span>só funciona se estiver entre crase</text:p>
      <text:p text:style-name="P6">__________________</text:p>
      <text:p text:style-name="P6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12:33.266688043</meta:creation-date>
    <dc:date>2022-08-30T20:01:03.143610687</dc:date>
    <meta:editing-duration>PT1H39M46S</meta:editing-duration>
    <meta:editing-cycles>1</meta:editing-cycles>
    <meta:document-statistic meta:table-count="0" meta:image-count="0" meta:object-count="0" meta:page-count="2" meta:paragraph-count="17" meta:word-count="156" meta:character-count="903" meta:non-whitespace-character-count="764"/>
    <meta:generator>LibreOffice/7.3.5.2$Linux_X86_64 LibreOffice_project/30$Build-2</meta:generator>
  </office:meta>
</office:document-meta>
</file>